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000000" fo:letter-spacing="normal" fo:font-style="normal" fo:font-weight="normal"/>
    </style:style>
    <style:style style:name="P3" style:family="paragraph" style:parent-style-name="Preformatted_20_Text">
      <style:paragraph-properties fo:margin-top="0in" fo:margin-bottom="0.1965in" loext:contextual-spacing="false" fo:orphans="2" fo:widows="2"/>
      <style:text-properties fo:font-variant="normal" fo:text-transform="none" fo:color="#000000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 Write a program to find the largest and smallest element in the given array?</text:p>
      <text:p text:style-name="P1">2. Given an array A[], write a program to check whether the element "x" present in the array or not?</text:p>
      <text:p text:style-name="P1">3. Given an array A[], write a program to sort the array?</text:p>
      <text:p text:style-name="P1">4. Given an array A[], write a program to print the numbers which are occuring odd number of times?</text:p>
      <text:p text:style-name="P1">5. Write a program to find the missing number in integer array of 1 to 100? </text:p>
      <text:p text:style-name="P1">6. Write a program to find duplicate element element in an integer array?</text:p>
      <text:p text:style-name="P1">7. Write a program to reverse the given array?</text:p>
      <text:p text:style-name="P1">8. Write a program to find third smallest element in the given array?</text:p>
      <text:p text:style-name="P1">9. Can you change size of array once created?</text:p>
      <text:p text:style-name="P3">10. Can you store String in an array of Integer in Java? compile time error or runtime exception?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5.2$Windows_X86_64 LibreOffice_project/1ec314fa52f458adc18c4f025c545a4e8b22c159</meta:generator>
    <dc:date>2019-12-23T19:33:58.654000000</dc:date>
    <dc:creator>Ankita Khot</dc:creator>
    <meta:editing-duration>PT4S</meta:editing-duration>
    <meta:editing-cycles>1</meta:editing-cycles>
    <meta:document-statistic meta:table-count="0" meta:image-count="0" meta:object-count="0" meta:page-count="1" meta:paragraph-count="10" meta:word-count="144" meta:character-count="742" meta:non-whitespace-character-count="606"/>
  </office:meta>
</office:document-meta>
</file>